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.2681in" table:align="left"/>
    </style:style>
    <style:style style:name="Table1.A" style:family="table-column">
      <style:table-column-properties style:column-width="1.268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0.2194in" table:align="left"/>
    </style:style>
    <style:style style:name="Table2.A" style:family="table-column">
      <style:table-column-properties style:column-width="0.219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0611in" table:align="left"/>
    </style:style>
    <style:style style:name="Table3.A" style:family="table-column">
      <style:table-column-properties style:column-width="5.061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3.1389in" table:align="left"/>
    </style:style>
    <style:style style:name="Table4.A" style:family="table-column">
      <style:table-column-properties style:column-width="3.138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9306in" table:align="left"/>
    </style:style>
    <style:style style:name="Table5.A" style:family="table-column">
      <style:table-column-properties style:column-width="2.930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0.1431in" table:align="left"/>
    </style:style>
    <style:style style:name="Table6.A" style:family="table-column">
      <style:table-column-properties style:column-width="0.143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6.925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0.4278in" table:align="left"/>
    </style:style>
    <style:style style:name="Table8.A" style:family="table-column">
      <style:table-column-properties style:column-width="0.4278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2.4535in" table:align="left"/>
    </style:style>
    <style:style style:name="Table9.A" style:family="table-column">
      <style:table-column-properties style:column-width="2.4535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3.2639in" table:align="left"/>
    </style:style>
    <style:style style:name="Table10.A" style:family="table-column">
      <style:table-column-properties style:column-width="3.2639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3.0556in" table:align="left"/>
    </style:style>
    <style:style style:name="Table11.A" style:family="table-column">
      <style:table-column-properties style:column-width="3.0556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2.5917in" table:align="left"/>
    </style:style>
    <style:style style:name="Table12.A" style:family="table-column">
      <style:table-column-properties style:column-width="2.5917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2.8549in" table:align="left"/>
    </style:style>
    <style:style style:name="Table13.A" style:family="table-column">
      <style:table-column-properties style:column-width="2.8549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2.8549in" table:align="left"/>
    </style:style>
    <style:style style:name="Table14.A" style:family="table-column">
      <style:table-column-properties style:column-width="2.8549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3.2014in" table:align="left"/>
    </style:style>
    <style:style style:name="Table15.A" style:family="table-column">
      <style:table-column-properties style:column-width="3.2014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6.925in" table:align="left"/>
    </style:style>
    <style:style style:name="Table16.A" style:family="table-column">
      <style:table-column-properties style:column-width="6.925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0.4278in" table:align="left"/>
    </style:style>
    <style:style style:name="Table17.A" style:family="table-column">
      <style:table-column-properties style:column-width="0.4278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0.1431in" table:align="left"/>
    </style:style>
    <style:style style:name="Table18.A" style:family="table-column">
      <style:table-column-properties style:column-width="0.1431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2.6292in" table:align="left"/>
    </style:style>
    <style:style style:name="Table19.A" style:family="table-column">
      <style:table-column-properties style:column-width="2.6292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0.4278in" table:align="left"/>
    </style:style>
    <style:style style:name="Table20.A" style:family="table-column">
      <style:table-column-properties style:column-width="0.4278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1.9896in" table:align="left"/>
    </style:style>
    <style:style style:name="Table21.A" style:family="table-column">
      <style:table-column-properties style:column-width="1.9896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0.4278in" table:align="left"/>
    </style:style>
    <style:style style:name="Table22.A" style:family="table-column">
      <style:table-column-properties style:column-width="0.4278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0.1431in" table:align="left"/>
    </style:style>
    <style:style style:name="Table23.A" style:family="table-column">
      <style:table-column-properties style:column-width="0.1431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2.6292in" table:align="left"/>
    </style:style>
    <style:style style:name="Table24.A" style:family="table-column">
      <style:table-column-properties style:column-width="2.6292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0.4278in" table:align="left"/>
    </style:style>
    <style:style style:name="Table25.A" style:family="table-column">
      <style:table-column-properties style:column-width="0.4278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1.9896in" table:align="left"/>
    </style:style>
    <style:style style:name="Table26.A" style:family="table-column">
      <style:table-column-properties style:column-width="1.9896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0.4278in" table:align="left"/>
    </style:style>
    <style:style style:name="Table27.A" style:family="table-column">
      <style:table-column-properties style:column-width="0.4278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0.3514in" table:align="left"/>
    </style:style>
    <style:style style:name="Table28.A" style:family="table-column">
      <style:table-column-properties style:column-width="0.3514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3.3938in" table:align="left"/>
    </style:style>
    <style:style style:name="Table29.A" style:family="table-column">
      <style:table-column-properties style:column-width="3.3938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0.4278in" table:align="left"/>
    </style:style>
    <style:style style:name="Table30.A" style:family="table-column">
      <style:table-column-properties style:column-width="0.4278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4.8215in" table:align="left"/>
    </style:style>
    <style:style style:name="Table31.A" style:family="table-column">
      <style:table-column-properties style:column-width="4.8215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1.7507in" table:align="left"/>
    </style:style>
    <style:style style:name="Table32.A" style:family="table-column">
      <style:table-column-properties style:column-width="1.7507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4.575in" table:align="left"/>
    </style:style>
    <style:style style:name="Table33.A" style:family="table-column">
      <style:table-column-properties style:column-width="4.575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0.6361in" table:align="left"/>
    </style:style>
    <style:style style:name="Table34.A" style:family="table-column">
      <style:table-column-properties style:column-width="0.6361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4.0264in" table:align="left"/>
    </style:style>
    <style:style style:name="Table35.A" style:family="table-column">
      <style:table-column-properties style:column-width="4.0264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0.6361in" table:align="left"/>
    </style:style>
    <style:style style:name="Table36.A" style:family="table-column">
      <style:table-column-properties style:column-width="0.6361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1.3875in" table:align="left"/>
    </style:style>
    <style:style style:name="Table37.A" style:family="table-column">
      <style:table-column-properties style:column-width="1.3875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0.4278in" table:align="left"/>
    </style:style>
    <style:style style:name="Table38.A" style:family="table-column">
      <style:table-column-properties style:column-width="0.4278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0.1431in" table:align="left"/>
    </style:style>
    <style:style style:name="Table39.A" style:family="table-column">
      <style:table-column-properties style:column-width="0.1431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6.925in" table:align="left"/>
    </style:style>
    <style:style style:name="Table40.A" style:family="table-column">
      <style:table-column-properties style:column-width="6.925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0.4278in" table:align="left"/>
    </style:style>
    <style:style style:name="Table41.A" style:family="table-column">
      <style:table-column-properties style:column-width="0.4278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5.2757in" table:align="left"/>
    </style:style>
    <style:style style:name="Table42.A" style:family="table-column">
      <style:table-column-properties style:column-width="5.2757in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3.0625in" table:align="left"/>
    </style:style>
    <style:style style:name="Table43.A" style:family="table-column">
      <style:table-column-properties style:column-width="3.0625in"/>
    </style:style>
    <style:style style:name="Table43.A1" style:family="table-cell">
      <style:table-cell-properties style:vertical-align="middle" fo:padding="0.0194in" fo:border="none"/>
    </style:style>
    <style:style style:name="Table44" style:family="table">
      <style:table-properties style:width="4.1569in" table:align="left"/>
    </style:style>
    <style:style style:name="Table44.A" style:family="table-column">
      <style:table-column-properties style:column-width="4.1569in"/>
    </style:style>
    <style:style style:name="Table44.A1" style:family="table-cell">
      <style:table-cell-properties style:vertical-align="middle" fo:padding="0.0194in" fo:border="none"/>
    </style:style>
    <style:style style:name="Table45" style:family="table">
      <style:table-properties style:width="4.3028in" table:align="left"/>
    </style:style>
    <style:style style:name="Table45.A" style:family="table-column">
      <style:table-column-properties style:column-width="4.3028in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4.7188in" table:align="left"/>
    </style:style>
    <style:style style:name="Table46.A" style:family="table-column">
      <style:table-column-properties style:column-width="4.7188in"/>
    </style:style>
    <style:style style:name="Table46.A1" style:family="table-cell">
      <style:table-cell-properties style:vertical-align="middle" fo:padding="0.0194in" fo:border="none"/>
    </style:style>
    <style:style style:name="Table47" style:family="table">
      <style:table-properties style:width="11.9903in" table:align="left"/>
    </style:style>
    <style:style style:name="Table47.A" style:family="table-column">
      <style:table-column-properties style:column-width="11.9903in"/>
    </style:style>
    <style:style style:name="Table47.A1" style:family="table-cell">
      <style:table-cell-properties style:vertical-align="middle" fo:padding="0.0194in" fo:border="none"/>
    </style:style>
    <style:style style:name="Table48" style:family="table">
      <style:table-properties style:width="11.9903in" table:align="left"/>
    </style:style>
    <style:style style:name="Table48.A" style:family="table-column">
      <style:table-column-properties style:column-width="11.9903in"/>
    </style:style>
    <style:style style:name="Table48.A1" style:family="table-cell">
      <style:table-cell-properties style:vertical-align="middle" fo:padding="0.0194in" fo:border="none"/>
    </style:style>
    <style:style style:name="Table49" style:family="table">
      <style:table-properties style:width="6.925in" table:align="left"/>
    </style:style>
    <style:style style:name="Table49.A" style:family="table-column">
      <style:table-column-properties style:column-width="6.925in"/>
    </style:style>
    <style:style style:name="Table49.A1" style:family="table-cell">
      <style:table-cell-properties style:vertical-align="middle" fo:padding="0.0194in" fo:border="none"/>
    </style:style>
    <style:style style:name="Table50" style:family="table">
      <style:table-properties style:width="6.925in" table:align="left"/>
    </style:style>
    <style:style style:name="Table50.A" style:family="table-column">
      <style:table-column-properties style:column-width="6.925in"/>
    </style:style>
    <style:style style:name="Table50.A1" style:family="table-cell">
      <style:table-cell-properties style:vertical-align="middle" fo:padding="0.0194in" fo:border="none"/>
    </style:style>
    <style:style style:name="Table51" style:family="table">
      <style:table-properties style:width="2.0972in" table:align="left"/>
    </style:style>
    <style:style style:name="Table51.A" style:family="table-column">
      <style:table-column-properties style:column-width="2.0972in"/>
    </style:style>
    <style:style style:name="Table51.A1" style:family="table-cell">
      <style:table-cell-properties style:vertical-align="middle" fo:padding="0.0194in" fo:border="none"/>
    </style:style>
    <style:style style:name="Table52" style:family="table">
      <style:table-properties style:width="0.6361in" table:align="left"/>
    </style:style>
    <style:style style:name="Table52.A" style:family="table-column">
      <style:table-column-properties style:column-width="0.6361in"/>
    </style:style>
    <style:style style:name="Table52.A1" style:family="table-cell">
      <style:table-cell-properties style:vertical-align="middle" fo:padding="0.0194in" fo:border="none"/>
    </style:style>
    <style:style style:name="Table53" style:family="table">
      <style:table-properties style:width="6.925in" table:align="left"/>
    </style:style>
    <style:style style:name="Table53.A" style:family="table-column">
      <style:table-column-properties style:column-width="6.925in"/>
    </style:style>
    <style:style style:name="Table53.A1" style:family="table-cell">
      <style:table-cell-properties style:vertical-align="middle" fo:padding="0.0194in" fo:border="none"/>
    </style:style>
    <style:style style:name="Table54" style:family="table">
      <style:table-properties style:width="6.925in" table:align="left"/>
    </style:style>
    <style:style style:name="Table54.A" style:family="table-column">
      <style:table-column-properties style:column-width="6.925in"/>
    </style:style>
    <style:style style:name="Table54.A1" style:family="table-cell">
      <style:table-cell-properties style:vertical-align="middle" fo:padding="0.0194in" fo:border="none"/>
    </style:style>
    <style:style style:name="Table55" style:family="table">
      <style:table-properties style:width="0.6361in" table:align="left"/>
    </style:style>
    <style:style style:name="Table55.A" style:family="table-column">
      <style:table-column-properties style:column-width="0.6361in"/>
    </style:style>
    <style:style style:name="Table55.A1" style:family="table-cell">
      <style:table-cell-properties style:vertical-align="middle" fo:padding="0.0194in" fo:border="none"/>
    </style:style>
    <style:style style:name="Table56" style:family="table">
      <style:table-properties style:width="1.041in" table:align="left"/>
    </style:style>
    <style:style style:name="Table56.A" style:family="table-column">
      <style:table-column-properties style:column-width="1.041in"/>
    </style:style>
    <style:style style:name="Table56.A1" style:family="table-cell">
      <style:table-cell-properties style:vertical-align="middle" fo:padding="0.0194in" fo:border="none"/>
    </style:style>
    <style:style style:name="Table57" style:family="table">
      <style:table-properties style:width="3.7174in" table:align="left"/>
    </style:style>
    <style:style style:name="Table57.A" style:family="table-column">
      <style:table-column-properties style:column-width="3.7174in"/>
    </style:style>
    <style:style style:name="Table57.A1" style:family="table-cell">
      <style:table-cell-properties style:vertical-align="middle" fo:padding="0.0194in" fo:border="none"/>
    </style:style>
    <style:style style:name="Table58" style:family="table">
      <style:table-properties style:width="6.925in" table:align="left"/>
    </style:style>
    <style:style style:name="Table58.A" style:family="table-column">
      <style:table-column-properties style:column-width="6.925in"/>
    </style:style>
    <style:style style:name="Table58.A1" style:family="table-cell">
      <style:table-cell-properties style:vertical-align="middle" fo:padding="0.0194in" fo:border="none"/>
    </style:style>
    <style:style style:name="Table59" style:family="table">
      <style:table-properties style:width="6.925in" table:align="left"/>
    </style:style>
    <style:style style:name="Table59.A" style:family="table-column">
      <style:table-column-properties style:column-width="6.925in"/>
    </style:style>
    <style:style style:name="Table59.A1" style:family="table-cell">
      <style:table-cell-properties style:vertical-align="middle" fo:padding="0.0194in" fo:border="none"/>
    </style:style>
    <style:style style:name="Table60" style:family="table">
      <style:table-properties style:width="4.9368in" table:align="left"/>
    </style:style>
    <style:style style:name="Table60.A" style:family="table-column">
      <style:table-column-properties style:column-width="4.9368in"/>
    </style:style>
    <style:style style:name="Table60.A1" style:family="table-cell">
      <style:table-cell-properties style:vertical-align="middle" fo:padding="0.0194in" fo:border="none"/>
    </style:style>
    <style:style style:name="Table61" style:family="table">
      <style:table-properties style:width="3.375in" table:align="left"/>
    </style:style>
    <style:style style:name="Table61.A" style:family="table-column">
      <style:table-column-properties style:column-width="3.375in"/>
    </style:style>
    <style:style style:name="Table61.A1" style:family="table-cell">
      <style:table-cell-properties style:vertical-align="middle" fo:padding="0.0194in" fo:border="none"/>
    </style:style>
    <style:style style:name="Table62" style:family="table">
      <style:table-properties style:width="3.7174in" table:align="left"/>
    </style:style>
    <style:style style:name="Table62.A" style:family="table-column">
      <style:table-column-properties style:column-width="3.7174in"/>
    </style:style>
    <style:style style:name="Table62.A1" style:family="table-cell">
      <style:table-cell-properties style:vertical-align="middle" fo:padding="0.0194in" fo:border="none"/>
    </style:style>
    <style:style style:name="Table63" style:family="table">
      <style:table-properties style:width="6.925in" table:align="left"/>
    </style:style>
    <style:style style:name="Table63.A" style:family="table-column">
      <style:table-column-properties style:column-width="6.925in"/>
    </style:style>
    <style:style style:name="Table63.A1" style:family="table-cell">
      <style:table-cell-properties style:vertical-align="middle" fo:padding="0.0194in" fo:border="none"/>
    </style:style>
    <style:style style:name="Table64" style:family="table">
      <style:table-properties style:width="6.925in" table:align="left"/>
    </style:style>
    <style:style style:name="Table64.A" style:family="table-column">
      <style:table-column-properties style:column-width="6.925in"/>
    </style:style>
    <style:style style:name="Table64.A1" style:family="table-cell">
      <style:table-cell-properties style:vertical-align="middle" fo:padding="0.0194in" fo:border="none"/>
    </style:style>
    <style:style style:name="Table65" style:family="table">
      <style:table-properties style:width="0.1431in" table:align="left"/>
    </style:style>
    <style:style style:name="Table65.A" style:family="table-column">
      <style:table-column-properties style:column-width="0.1431in"/>
    </style:style>
    <style:style style:name="Table65.A1" style:family="table-cell">
      <style:table-cell-properties style:vertical-align="middle" fo:padding="0.0194in" fo:border="none"/>
    </style:style>
    <style:style style:name="Table66" style:family="table">
      <style:table-properties style:width="0.6361in" table:align="left"/>
    </style:style>
    <style:style style:name="Table66.A" style:family="table-column">
      <style:table-column-properties style:column-width="0.6361in"/>
    </style:style>
    <style:style style:name="Table66.A1" style:family="table-cell">
      <style:table-cell-properties style:vertical-align="middle" fo:padding="0.0194in" fo:border="none"/>
    </style:style>
    <style:style style:name="Table67" style:family="table">
      <style:table-properties style:width="0.1431in" table:align="left"/>
    </style:style>
    <style:style style:name="Table67.A" style:family="table-column">
      <style:table-column-properties style:column-width="0.1431in"/>
    </style:style>
    <style:style style:name="Table67.A1" style:family="table-cell">
      <style:table-cell-properties style:vertical-align="middle" fo:padding="0.0194in" fo:border="none"/>
    </style:style>
    <style:style style:name="Table68" style:family="table">
      <style:table-properties style:width="3.9486in" table:align="left"/>
    </style:style>
    <style:style style:name="Table68.A" style:family="table-column">
      <style:table-column-properties style:column-width="3.9486in"/>
    </style:style>
    <style:style style:name="Table68.A1" style:family="table-cell">
      <style:table-cell-properties style:vertical-align="middle" fo:padding="0.0194in" fo:border="none"/>
    </style:style>
    <style:style style:name="Table69" style:family="table">
      <style:table-properties style:width="0.1431in" table:align="left"/>
    </style:style>
    <style:style style:name="Table69.A" style:family="table-column">
      <style:table-column-properties style:column-width="0.1431in"/>
    </style:style>
    <style:style style:name="Table69.A1" style:family="table-cell">
      <style:table-cell-properties style:vertical-align="middle" fo:padding="0.0194in" fo:border="none"/>
    </style:style>
    <style:style style:name="Table70" style:family="table">
      <style:table-properties style:width="2.7549in" table:align="left"/>
    </style:style>
    <style:style style:name="Table70.A" style:family="table-column">
      <style:table-column-properties style:column-width="2.7549in"/>
    </style:style>
    <style:style style:name="Table70.A1" style:family="table-cell">
      <style:table-cell-properties style:vertical-align="middle" fo:padding="0.0194in" fo:border="none"/>
    </style:style>
    <style:style style:name="Table71" style:family="table">
      <style:table-properties style:width="3.7174in" table:align="left"/>
    </style:style>
    <style:style style:name="Table71.A" style:family="table-column">
      <style:table-column-properties style:column-width="3.7174in"/>
    </style:style>
    <style:style style:name="Table71.A1" style:family="table-cell">
      <style:table-cell-properties style:vertical-align="middle" fo:padding="0.0194in" fo:border="none"/>
    </style:style>
    <style:style style:name="Table72" style:family="table">
      <style:table-properties style:width="0.6361in" table:align="left"/>
    </style:style>
    <style:style style:name="Table72.A" style:family="table-column">
      <style:table-column-properties style:column-width="0.6361in"/>
    </style:style>
    <style:style style:name="Table72.A1" style:family="table-cell">
      <style:table-cell-properties style:vertical-align="middle" fo:padding="0.0194in" fo:border="none"/>
    </style:style>
    <style:style style:name="Table73" style:family="table">
      <style:table-properties style:width="1.5507in" table:align="left"/>
    </style:style>
    <style:style style:name="Table73.A" style:family="table-column">
      <style:table-column-properties style:column-width="1.5507in"/>
    </style:style>
    <style:style style:name="Table73.A1" style:family="table-cell">
      <style:table-cell-properties style:vertical-align="middle" fo:padding="0.0194in" fo:border="none"/>
    </style:style>
    <style:style style:name="Table74" style:family="table">
      <style:table-properties style:width="3.6708in" table:align="left"/>
    </style:style>
    <style:style style:name="Table74.A" style:family="table-column">
      <style:table-column-properties style:column-width="3.6708in"/>
    </style:style>
    <style:style style:name="Table74.A1" style:family="table-cell">
      <style:table-cell-properties style:vertical-align="middle" fo:padding="0.0194in" fo:border="none"/>
    </style:style>
    <style:style style:name="Table75" style:family="table">
      <style:table-properties style:width="0.1431in" table:align="left"/>
    </style:style>
    <style:style style:name="Table75.A" style:family="table-column">
      <style:table-column-properties style:column-width="0.1431in"/>
    </style:style>
    <style:style style:name="Table75.A1" style:family="table-cell">
      <style:table-cell-properties style:vertical-align="middle" fo:padding="0.0194in" fo:border="none"/>
    </style:style>
    <style:style style:name="Table76" style:family="table">
      <style:table-properties style:width="2.0049in" table:align="left"/>
    </style:style>
    <style:style style:name="Table76.A" style:family="table-column">
      <style:table-column-properties style:column-width="2.0049in"/>
    </style:style>
    <style:style style:name="Table76.A1" style:family="table-cell">
      <style:table-cell-properties style:vertical-align="middle" fo:padding="0.0194in" fo:border="none"/>
    </style:style>
    <style:style style:name="Table77" style:family="table">
      <style:table-properties style:width="0.8444in" table:align="left"/>
    </style:style>
    <style:style style:name="Table77.A" style:family="table-column">
      <style:table-column-properties style:column-width="0.8444in"/>
    </style:style>
    <style:style style:name="Table77.A1" style:family="table-cell">
      <style:table-cell-properties style:vertical-align="middle" fo:padding="0.0194in" fo:border="none"/>
    </style:style>
    <style:style style:name="Table78" style:family="table">
      <style:table-properties style:width="5.8861in" table:align="left"/>
    </style:style>
    <style:style style:name="Table78.A" style:family="table-column">
      <style:table-column-properties style:column-width="5.8861in"/>
    </style:style>
    <style:style style:name="Table78.A1" style:family="table-cell">
      <style:table-cell-properties style:vertical-align="middle" fo:padding="0.0194in" fo:border="none"/>
    </style:style>
    <style:style style:name="Table79" style:family="table">
      <style:table-properties style:width="6.925in" table:align="left"/>
    </style:style>
    <style:style style:name="Table79.A" style:family="table-column">
      <style:table-column-properties style:column-width="6.925in"/>
    </style:style>
    <style:style style:name="Table79.A1" style:family="table-cell">
      <style:table-cell-properties style:vertical-align="middle" fo:padding="0.0194in" fo:border="none"/>
    </style:style>
    <style:style style:name="Table80" style:family="table">
      <style:table-properties style:width="0.8444in" table:align="left"/>
    </style:style>
    <style:style style:name="Table80.A" style:family="table-column">
      <style:table-column-properties style:column-width="0.8444in"/>
    </style:style>
    <style:style style:name="Table80.A1" style:family="table-cell">
      <style:table-cell-properties style:vertical-align="middle" fo:padding="0.0194in" fo:border="none"/>
    </style:style>
    <style:style style:name="Table81" style:family="table">
      <style:table-properties style:width="1.1451in" table:align="left"/>
    </style:style>
    <style:style style:name="Table81.A" style:family="table-column">
      <style:table-column-properties style:column-width="1.1451in"/>
    </style:style>
    <style:style style:name="Table81.A1" style:family="table-cell">
      <style:table-cell-properties style:vertical-align="middle" fo:padding="0.0194in" fo:border="none"/>
    </style:style>
    <style:style style:name="Table82" style:family="table">
      <style:table-properties style:width="0.8444in" table:align="left"/>
    </style:style>
    <style:style style:name="Table82.A" style:family="table-column">
      <style:table-column-properties style:column-width="0.8444in"/>
    </style:style>
    <style:style style:name="Table82.A1" style:family="table-cell">
      <style:table-cell-properties style:vertical-align="middle" fo:padding="0.0194in" fo:border="none"/>
    </style:style>
    <style:style style:name="Table83" style:family="table">
      <style:table-properties style:width="6.1868in" table:align="left"/>
    </style:style>
    <style:style style:name="Table83.A" style:family="table-column">
      <style:table-column-properties style:column-width="6.1868in"/>
    </style:style>
    <style:style style:name="Table83.A1" style:family="table-cell">
      <style:table-cell-properties style:vertical-align="middle" fo:padding="0.0194in" fo:border="none"/>
    </style:style>
    <style:style style:name="Table84" style:family="table">
      <style:table-properties style:width="6.925in" table:align="left"/>
    </style:style>
    <style:style style:name="Table84.A" style:family="table-column">
      <style:table-column-properties style:column-width="6.925in"/>
    </style:style>
    <style:style style:name="Table84.A1" style:family="table-cell">
      <style:table-cell-properties style:vertical-align="middle" fo:padding="0.0194in" fo:border="none"/>
    </style:style>
    <style:style style:name="Table85" style:family="table">
      <style:table-properties style:width="5.6396in" table:align="left"/>
    </style:style>
    <style:style style:name="Table85.A" style:family="table-column">
      <style:table-column-properties style:column-width="5.6396in"/>
    </style:style>
    <style:style style:name="Table85.A1" style:family="table-cell">
      <style:table-cell-properties style:vertical-align="middle" fo:padding="0.0194in" fo:border="none"/>
    </style:style>
    <style:style style:name="Table86" style:family="table">
      <style:table-properties style:width="6.925in" table:align="left"/>
    </style:style>
    <style:style style:name="Table86.A" style:family="table-column">
      <style:table-column-properties style:column-width="6.925in"/>
    </style:style>
    <style:style style:name="Table86.A1" style:family="table-cell">
      <style:table-cell-properties style:vertical-align="middle" fo:padding="0.0194in" fo:border="none"/>
    </style:style>
    <style:style style:name="Table87" style:family="table">
      <style:table-properties style:width="0.8444in" table:align="left"/>
    </style:style>
    <style:style style:name="Table87.A" style:family="table-column">
      <style:table-column-properties style:column-width="0.8444in"/>
    </style:style>
    <style:style style:name="Table87.A1" style:family="table-cell">
      <style:table-cell-properties style:vertical-align="middle" fo:padding="0.0194in" fo:border="none"/>
    </style:style>
    <style:style style:name="Table88" style:family="table">
      <style:table-properties style:width="0.6361in" table:align="left"/>
    </style:style>
    <style:style style:name="Table88.A" style:family="table-column">
      <style:table-column-properties style:column-width="0.6361in"/>
    </style:style>
    <style:style style:name="Table88.A1" style:family="table-cell">
      <style:table-cell-properties style:vertical-align="middle" fo:padding="0.0194in" fo:border="none"/>
    </style:style>
    <style:style style:name="Table89" style:family="table">
      <style:table-properties style:width="0.4278in" table:align="left"/>
    </style:style>
    <style:style style:name="Table89.A" style:family="table-column">
      <style:table-column-properties style:column-width="0.4278in"/>
    </style:style>
    <style:style style:name="Table89.A1" style:family="table-cell">
      <style:table-cell-properties style:vertical-align="middle" fo:padding="0.0194in" fo:border="none"/>
    </style:style>
    <style:style style:name="Table90" style:family="table">
      <style:table-properties style:width="0.1431in" table:align="left"/>
    </style:style>
    <style:style style:name="Table90.A" style:family="table-column">
      <style:table-column-properties style:column-width="0.1431in"/>
    </style:style>
    <style:style style:name="Table90.A1" style:family="table-cell">
      <style:table-cell-properties style:vertical-align="middle" fo:padding="0.0194in" fo:border="none"/>
    </style:style>
    <style:style style:name="Table91" style:family="table">
      <style:table-properties style:width="2.4285in" table:align="left"/>
    </style:style>
    <style:style style:name="Table91.A" style:family="table-column">
      <style:table-column-properties style:column-width="2.4285in"/>
    </style:style>
    <style:style style:name="Table91.A1" style:family="table-cell">
      <style:table-cell-properties style:vertical-align="middle" fo:padding="0.0194in" fo:border="none"/>
    </style:style>
    <style:style style:name="Table92" style:family="table">
      <style:table-properties style:width="0.4278in" table:align="left"/>
    </style:style>
    <style:style style:name="Table92.A" style:family="table-column">
      <style:table-column-properties style:column-width="0.4278in"/>
    </style:style>
    <style:style style:name="Table92.A1" style:family="table-cell">
      <style:table-cell-properties style:vertical-align="middle" fo:padding="0.0194in" fo:border="none"/>
    </style:style>
    <style:style style:name="Table93" style:family="table">
      <style:table-properties style:width="1.55in" table:align="left"/>
    </style:style>
    <style:style style:name="Table93.A" style:family="table-column">
      <style:table-column-properties style:column-width="1.55in"/>
    </style:style>
    <style:style style:name="Table93.A1" style:family="table-cell">
      <style:table-cell-properties style:vertical-align="middle" fo:padding="0.0194in" fo:border="none"/>
    </style:style>
    <style:style style:name="Table94" style:family="table">
      <style:table-properties style:width="4.575in" table:align="left"/>
    </style:style>
    <style:style style:name="Table94.A" style:family="table-column">
      <style:table-column-properties style:column-width="4.575in"/>
    </style:style>
    <style:style style:name="Table94.A1" style:family="table-cell">
      <style:table-cell-properties style:vertical-align="middle" fo:padding="0.0194in" fo:border="none"/>
    </style:style>
    <style:style style:name="Table95" style:family="table">
      <style:table-properties style:width="0.6361in" table:align="left"/>
    </style:style>
    <style:style style:name="Table95.A" style:family="table-column">
      <style:table-column-properties style:column-width="0.6361in"/>
    </style:style>
    <style:style style:name="Table95.A1" style:family="table-cell">
      <style:table-cell-properties style:vertical-align="middle" fo:padding="0.0194in" fo:border="none"/>
    </style:style>
    <style:style style:name="Table96" style:family="table">
      <style:table-properties style:width="3.8181in" table:align="left"/>
    </style:style>
    <style:style style:name="Table96.A" style:family="table-column">
      <style:table-column-properties style:column-width="3.8181in"/>
    </style:style>
    <style:style style:name="Table96.A1" style:family="table-cell">
      <style:table-cell-properties style:vertical-align="middle" fo:padding="0.0194in" fo:border="none"/>
    </style:style>
    <style:style style:name="Table97" style:family="table">
      <style:table-properties style:width="2.0521in" table:align="left"/>
    </style:style>
    <style:style style:name="Table97.A" style:family="table-column">
      <style:table-column-properties style:column-width="2.0521in"/>
    </style:style>
    <style:style style:name="Table97.A1" style:family="table-cell">
      <style:table-cell-properties style:vertical-align="middle" fo:padding="0.0194in" fo:border="none"/>
    </style:style>
    <style:style style:name="Table98" style:family="table">
      <style:table-properties style:width="0.6361in" table:align="left"/>
    </style:style>
    <style:style style:name="Table98.A" style:family="table-column">
      <style:table-column-properties style:column-width="0.6361in"/>
    </style:style>
    <style:style style:name="Table98.A1" style:family="table-cell">
      <style:table-cell-properties style:vertical-align="middle" fo:padding="0.0194in" fo:border="none"/>
    </style:style>
    <style:style style:name="Table99" style:family="table">
      <style:table-properties style:width="0.4278in" table:align="left"/>
    </style:style>
    <style:style style:name="Table99.A" style:family="table-column">
      <style:table-column-properties style:column-width="0.4278in"/>
    </style:style>
    <style:style style:name="Table99.A1" style:family="table-cell">
      <style:table-cell-properties style:vertical-align="middle" fo:padding="0.0194in" fo:border="none"/>
    </style:style>
    <style:style style:name="Table100" style:family="table">
      <style:table-properties style:width="0.2194in" table:align="left"/>
    </style:style>
    <style:style style:name="Table100.A" style:family="table-column">
      <style:table-column-properties style:column-width="0.2194in"/>
    </style:style>
    <style:style style:name="Table100.A1" style:family="table-cell">
      <style:table-cell-properties style:vertical-align="middle" fo:padding="0.0194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following program was created by Diana Lange and found at <text:a xlink:type="simple" xlink:href="http://www.openprocessing.org/sketch/52738">http://www.openprocessing.org/sketch/52738</text:a>. </text:p>
      <text:p text:style-name="Standard"/>
      <text:p text:style-name="Standard">It creates an image of a 3-D terrain. I think it's very interesting because it uses randomness so it has the ability to produce a lot of different images.</text:p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Source_20_Text">class</text:span> <text:span text:style-name="Source_20_Text">Anchor</text:span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ource_20_Text">{</text:span>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span text:style-name="Source_20_Text">  private</text:span> <text:span text:style-name="Source_20_Text">float</text:span> <text:span text:style-name="Source_20_Text">angle, minAngle, maxAngle, length;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pan text:style-name="Source_20_Text">  private</text:span> <text:span text:style-name="Source_20_Text">int</text:span> <text:span text:style-name="Source_20_Text">centerX, centerY;</text:span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span text:style-name="Source_20_Text">  private</text:span> <text:span text:style-name="Source_20_Text">ArrayList</text:span> <text:span text:style-name="Source_20_Text">branches;</text:span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 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span text:style-name="Source_20_Text">  Anchor (float</text:span> <text:span text:style-name="Source_20_Text">angle, float</text:span> <text:span text:style-name="Source_20_Text">minAngle, float</text:span> <text:span text:style-name="Source_20_Text">maxAngle, float</text:span> <text:span text:style-name="Source_20_Text">length, int</text:span> <text:span text:style-name="Source_20_Text">centerX, int</text:span> <text:span text:style-name="Source_20_Text">centerY, float</text:span> <text:span text:style-name="Source_20_Text">minNext )</text:span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span text:style-name="Source_20_Text">  {</text:span>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span text:style-name="Source_20_Text">    this.angle = angle;</text:span>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span text:style-name="Source_20_Text">    this.minAngle = minAngle;  </text:span>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span text:style-name="Source_20_Text">    this.maxAngle = maxAngle;</text:span>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span text:style-name="Source_20_Text">    this.length</text:span> <text:span text:style-name="Source_20_Text">= length;</text:span>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span text:style-name="Source_20_Text">    this.centerX = centerX;</text:span>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span text:style-name="Source_20_Text">    this.centerY = centerY;</text:span>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span text:style-name="Source_20_Text">    branches = new</text:span> <text:span text:style-name="Source_20_Text">ArrayList();</text:span>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span text:style-name="Source_20_Text">    createBrances(angle, centerX, centerY, 0, random</text:span> <text:span text:style-name="Source_20_Text">(length</text:span> <text:span text:style-name="Source_20_Text">/15.0, length</text:span> <text:span text:style-name="Source_20_Text">/2.0), 0, minNext);</text:span>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span text:style-name="Source_20_Text">  }</text:span>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 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span text:style-name="Source_20_Text">  public</text:span> <text:span text:style-name="Source_20_Text">int</text:span> <text:span text:style-name="Source_20_Text">getCenterX ()</text:span>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span text:style-name="Source_20_Text">  {</text:span>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span text:style-name="Source_20_Text">    return</text:span> <text:span text:style-name="Source_20_Text">centerX;</text:span>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span text:style-name="Source_20_Text">  }</text:span>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 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span text:style-name="Source_20_Text">  public</text:span> <text:span text:style-name="Source_20_Text">int</text:span> <text:span text:style-name="Source_20_Text">getCenterY ()</text:span>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span text:style-name="Source_20_Text">  {</text:span>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span text:style-name="Source_20_Text">    return</text:span> <text:span text:style-name="Source_20_Text">centerY;</text:span>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span text:style-name="Source_20_Text">  }</text:span>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span text:style-name="Source_20_Text">  </text:span> 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span text:style-name="Source_20_Text">  public</text:span> <text:span text:style-name="Source_20_Text">Branch [] getBranches ()</text:span>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span text:style-name="Source_20_Text">  {</text:span>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span text:style-name="Source_20_Text">    Branch [] b = new</text:span> <text:span text:style-name="Source_20_Text">Branch [branches.size()];</text:span>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span text:style-name="Source_20_Text">    Branch temp;</text:span></text:p>
          </table:table-cell>
        </table:table-row>
      </table:table>
      <table:table table:name="Table33" table:style-name="Table33">
        <table:table-column table:style-name="Table33.A"/>
        <text:soft-page-break/>
        <table:table-row>
          <table:table-cell table:style-name="Table33.A1" office:value-type="string">
            <text:p text:style-name="Table_20_Contents"><text:span text:style-name="Source_20_Text">    for</text:span> <text:span text:style-name="Source_20_Text">(int</text:span> <text:span text:style-name="Source_20_Text">i = 0; i &lt; branches.size(); i++)</text:span>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span text:style-name="Source_20_Text">    {</text:span>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span text:style-name="Source_20_Text">      b[i] = (Branch) branches.get</text:span> <text:span text:style-name="Source_20_Text">(i);</text:span>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span text:style-name="Source_20_Text">    }</text:span>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span text:style-name="Source_20_Text">    return</text:span> <text:span text:style-name="Source_20_Text">b;</text:span>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span text:style-name="Source_20_Text">  }</text:span>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 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span text:style-name="Source_20_Text">  private</text:span> <text:span text:style-name="Source_20_Text">void</text:span> <text:span text:style-name="Source_20_Text">createBrances (float</text:span> <text:span text:style-name="Source_20_Text">fAngle, float</text:span> <text:span text:style-name="Source_20_Text">startX, float</text:span> <text:span text:style-name="Source_20_Text">startY, float</text:span> <text:span text:style-name="Source_20_Text">totalLength, float</text:span> <text:span text:style-name="Source_20_Text">flength, int</text:span> <text:span text:style-name="Source_20_Text">count, float</text:span> <text:span text:style-name="Source_20_Text">minNext)</text:span>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span text:style-name="Source_20_Text">  {</text:span>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span text:style-name="Source_20_Text">    float</text:span> <text:span text:style-name="Source_20_Text">mangle = random</text:span> <text:span text:style-name="Source_20_Text">(-minAngle/2, maxAngle/2);</text:span>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span text:style-name="Source_20_Text">    //mangle = random (-7,7);</text:span>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span text:style-name="Source_20_Text">    float</text:span> <text:span text:style-name="Source_20_Text">weighing = random</text:span> <text:span text:style-name="Source_20_Text">(0.25, 0.75);</text:span>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span text:style-name="Source_20_Text">    float</text:span> <text:span text:style-name="Source_20_Text">[] [] points = new</text:span> <text:span text:style-name="Source_20_Text">float</text:span> <text:span text:style-name="Source_20_Text">[5] [2];</text:span>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span text:style-name="Source_20_Text">    if</text:span> <text:span text:style-name="Source_20_Text">(flength&gt;80) points = new</text:span> <text:span text:style-name="Source_20_Text">float</text:span> <text:span text:style-name="Source_20_Text">[6] [2];</text:span>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span text:style-name="Source_20_Text">    points [0] [0] = points [1] [0] = startX;                                                                                                                  // startpunkt x</text:span>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<text:span text:style-name="Source_20_Text">    points [0] [1] = points [1] [1] = startY;                                                                                                                  // startpunkt y</text:span>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Table_20_Contents"><text:span text:style-name="Source_20_Text">    points [points.length-2] [0] = points [points.length-1] [0] = startX + cos</text:span> <text:span text:style-name="Source_20_Text">(radians</text:span> <text:span text:style-name="Source_20_Text">(fAngle)) * flength;                                                   // endpunkt x</text:span>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span text:style-name="Source_20_Text">    points [points.length-2] [1] = points [points.length-1] [1] = startY + sin</text:span> <text:span text:style-name="Source_20_Text">(radians</text:span> <text:span text:style-name="Source_20_Text">(fAngle)) * flength;                                                   // endpunkt y</text:span>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span text:style-name="Source_20_Text">    if</text:span> <text:span text:style-name="Source_20_Text">(flength&lt;=80)</text:span>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span text:style-name="Source_20_Text">    {</text:span>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span text:style-name="Source_20_Text">      points [2] [0] = startX + cos</text:span> <text:span text:style-name="Source_20_Text">(radians</text:span> <text:span text:style-name="Source_20_Text">(fAngle+mangle)) * dist</text:span> <text:span text:style-name="Source_20_Text">(startX, startY, points [points.length-1] [0], points [points.length-1] [1]) * weighing;  // kontrollpunkt x</text:span>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<text:span text:style-name="Source_20_Text">      points [2] [1] = startY + sin</text:span> <text:span text:style-name="Source_20_Text">(radians</text:span> <text:span text:style-name="Source_20_Text">(fAngle+mangle)) * dist</text:span> <text:span text:style-name="Source_20_Text">(startX, startY, points [points.length-1] [0], points [points.length-1] [1]) * weighing;  // kontrolltpunkt y</text:span>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span text:style-name="Source_20_Text">    }</text:span>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span text:style-name="Source_20_Text">    else{</text:span>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Table_20_Contents"><text:span text:style-name="Source_20_Text">      weighing = random</text:span> <text:span text:style-name="Source_20_Text">(0.25, 0.5);</text:span>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<text:span text:style-name="Source_20_Text">      points [2] [0] = startX + cos</text:span> <text:span text:style-name="Source_20_Text">(radians</text:span> <text:span text:style-name="Source_20_Text">(fAngle+mangle)) * dist</text:span> <text:span text:style-name="Source_20_Text">(startX, startY, points [points.length-1] [0], points [points.length-1] [1]) * weighing;  // kontrollpunkt x</text:span></text:p>
          </table:table-cell>
        </table:table-row>
      </table:table>
      <table:table table:name="Table59" table:style-name="Table59">
        <table:table-column table:style-name="Table59.A"/>
        <text:soft-page-break/>
        <table:table-row>
          <table:table-cell table:style-name="Table59.A1" office:value-type="string">
            <text:p text:style-name="Table_20_Contents"><text:span text:style-name="Source_20_Text">      points [2] [1] = startY + sin</text:span> <text:span text:style-name="Source_20_Text">(radians</text:span> <text:span text:style-name="Source_20_Text">(fAngle+mangle)) * dist</text:span> <text:span text:style-name="Source_20_Text">(startX, startY, points [points.length-1] [0], points [points.length-1] [1]) * weighing;  // kontrolltpunkt y</text:span>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span text:style-name="Source_20_Text">      mangle = random</text:span> <text:span text:style-name="Source_20_Text">(-minAngle/2, maxAngle/2);</text:span>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Table_20_Contents"><text:span text:style-name="Source_20_Text">       //mangle = random (-7,7);</text:span>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Table_20_Contents"><text:span text:style-name="Source_20_Text">      weighing = random</text:span> <text:span text:style-name="Source_20_Text">(0.5, 0.75);</text:span>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Table_20_Contents"><text:span text:style-name="Source_20_Text">      points [3] [0] = startX + cos</text:span> <text:span text:style-name="Source_20_Text">(radians</text:span> <text:span text:style-name="Source_20_Text">(fAngle+mangle)) * dist</text:span> <text:span text:style-name="Source_20_Text">(startX, startY, points [points.length-1] [0], points [points.length-1] [1]) * weighing;  // kontrollpunkt x</text:span>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Table_20_Contents"><text:span text:style-name="Source_20_Text">      points [3] [1] = startY + sin</text:span> <text:span text:style-name="Source_20_Text">(radians</text:span> <text:span text:style-name="Source_20_Text">(fAngle+mangle)) * dist</text:span> <text:span text:style-name="Source_20_Text">(startX, startY, points [points.length-1] [0], points [points.length-1] [1]) * weighing;  // kontrolltpunkt y</text:span>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Table_20_Contents"> 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Table_20_Contents"><text:span text:style-name="Source_20_Text">    }</text:span>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Table_20_Contents"> 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Table_20_Contents"><text:span text:style-name="Source_20_Text">    branches.add</text:span> <text:span text:style-name="Source_20_Text">(new</text:span> <text:span text:style-name="Source_20_Text">Branch (points));</text:span>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Table_20_Contents"> 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Table_20_Contents"><text:span text:style-name="Source_20_Text">    totalLength+= flength;</text:span>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Table_20_Contents"><text:span text:style-name="Source_20_Text">    if</text:span> <text:span text:style-name="Source_20_Text">(count &lt; 25 &amp;&amp; flength &gt; 1.5)</text:span>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Table_20_Contents"><text:span text:style-name="Source_20_Text">    {</text:span>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Table_20_Contents"><text:span text:style-name="Source_20_Text">      count++;</text:span>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Table_20_Contents"><text:span text:style-name="Source_20_Text">      int</text:span> <text:span text:style-name="Source_20_Text">dir = (int) random</text:span> <text:span text:style-name="Source_20_Text">(0, 3);</text:span>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Table_20_Contents"> 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Table_20_Contents"><text:span text:style-name="Source_20_Text">      if</text:span> <text:span text:style-name="Source_20_Text">(dir &lt;= 1)</text:span>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Table_20_Contents"><text:span text:style-name="Source_20_Text">      {</text:span></text:p>
          </table:table-cell>
        </table:table-row>
      </table:table>
      <table:table table:name="Table78" table:style-name="Table78">
        <table:table-column table:style-name="Table78.A"/>
        <table:table-row>
          <table:table-cell table:style-name="Table78.A1" office:value-type="string">
            <text:p text:style-name="Table_20_Contents"><text:span text:style-name="Source_20_Text">        float</text:span> <text:span text:style-name="Source_20_Text">nextflength = flength * random</text:span> <text:span text:style-name="Source_20_Text">(0.75, 1.20);</text:span>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Table_20_Contents"><text:span text:style-name="Source_20_Text">        if</text:span> <text:span text:style-name="Source_20_Text">( totalLength+nextflength &lt; length) createBrances (fAngle + random</text:span> <text:span text:style-name="Source_20_Text">(minAngle*2, maxAngle*2), points [points.length-1] [0], points [points.length-1] [1], totalLength, nextflength, count, minNext);</text:span></text:p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ext:p text:style-name="Table_20_Contents"><text:span text:style-name="Source_20_Text">      }</text:span>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Table_20_Contents"><text:span text:style-name="Source_20_Text">      else</text:span>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Table_20_Contents"><text:span text:style-name="Source_20_Text">      {</text:span>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Table_20_Contents"><text:span text:style-name="Source_20_Text">        float</text:span> <text:span text:style-name="Source_20_Text">nextflength = flength * random</text:span> <text:span text:style-name="Source_20_Text">(minNext, 1.05);</text:span>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Table_20_Contents"><text:span text:style-name="Source_20_Text">        if</text:span> <text:span text:style-name="Source_20_Text">( totalLength+nextflength &lt; length) createBrances (fAngle/* + random (minAngle/2, 0)*/, points [points.length-1] [0], points [points.length-1] [1], totalLength, nextflength, count, minNext);</text:span>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Table_20_Contents"><text:span text:style-name="Source_20_Text">        nextflength = flength * random</text:span> <text:span text:style-name="Source_20_Text">(minNext, 1.05);</text:span>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Table_20_Contents"><text:span text:style-name="Source_20_Text">        if</text:span> <text:span text:style-name="Source_20_Text">( totalLength+nextflength &lt; length) createBrances (fAngle + random</text:span> <text:span text:style-name="Source_20_Text">(0, maxAngle/2), points [points.length-1] [0], points [points.length-1] [1], totalLength, nextflength, count, minNext);</text:span></text:p>
          </table:table-cell>
        </table:table-row>
      </table:table>
      <table:table table:name="Table87" table:style-name="Table87">
        <table:table-column table:style-name="Table87.A"/>
        <text:soft-page-break/>
        <table:table-row>
          <table:table-cell table:style-name="Table87.A1" office:value-type="string">
            <text:p text:style-name="Table_20_Contents"><text:span text:style-name="Source_20_Text">      }</text:span>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Table_20_Contents"><text:span text:style-name="Source_20_Text">    }</text:span>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Table_20_Contents"><text:span text:style-name="Source_20_Text">  }</text:span></text:p>
          </table:table-cell>
        </table:table-row>
      </table:table>
      <table:table table:name="Table90" table:style-name="Table90">
        <table:table-column table:style-name="Table90.A"/>
        <table:table-row>
          <table:table-cell table:style-name="Table90.A1" office:value-type="string">
            <text:p text:style-name="Table_20_Contents"> </text:p>
          </table:table-cell>
        </table:table-row>
      </table:table>
      <table:table table:name="Table91" table:style-name="Table91">
        <table:table-column table:style-name="Table91.A"/>
        <table:table-row>
          <table:table-cell table:style-name="Table91.A1" office:value-type="string">
            <text:p text:style-name="Table_20_Contents"><text:span text:style-name="Source_20_Text">  public</text:span> <text:span text:style-name="Source_20_Text">void</text:span> <text:span text:style-name="Source_20_Text">display ()</text:span>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Table_20_Contents"><text:span text:style-name="Source_20_Text">  {</text:span>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Table_20_Contents"><text:span text:style-name="Source_20_Text">    Branch br;</text:span>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Table_20_Contents"><text:span text:style-name="Source_20_Text">    for</text:span> <text:span text:style-name="Source_20_Text">(int</text:span> <text:span text:style-name="Source_20_Text">i = 0; i &lt; branches.size(); i++)</text:span></text:p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ext:p text:style-name="Table_20_Contents"><text:span text:style-name="Source_20_Text">    {</text:span></text:p>
          </table:table-cell>
        </table:table-row>
      </table:table>
      <table:table table:name="Table96" table:style-name="Table96">
        <table:table-column table:style-name="Table96.A"/>
        <table:table-row>
          <table:table-cell table:style-name="Table96.A1" office:value-type="string">
            <text:p text:style-name="Table_20_Contents"><text:span text:style-name="Source_20_Text">      br = (Branch) branches.get</text:span> <text:span text:style-name="Source_20_Text">(i);</text:span></text:p>
          </table:table-cell>
        </table:table-row>
      </table:table>
      <table:table table:name="Table97" table:style-name="Table97">
        <table:table-column table:style-name="Table97.A"/>
        <table:table-row>
          <table:table-cell table:style-name="Table97.A1" office:value-type="string">
            <text:p text:style-name="Table_20_Contents"><text:span text:style-name="Source_20_Text">      br.display();</text:span></text:p>
          </table:table-cell>
        </table:table-row>
      </table:table>
      <table:table table:name="Table98" table:style-name="Table98">
        <table:table-column table:style-name="Table98.A"/>
        <table:table-row>
          <table:table-cell table:style-name="Table98.A1" office:value-type="string">
            <text:p text:style-name="Table_20_Contents"><text:span text:style-name="Source_20_Text">    }</text:span></text:p>
          </table:table-cell>
        </table:table-row>
      </table:table>
      <table:table table:name="Table99" table:style-name="Table99">
        <table:table-column table:style-name="Table99.A"/>
        <table:table-row>
          <table:table-cell table:style-name="Table99.A1" office:value-type="string">
            <text:p text:style-name="Table_20_Contents"><text:span text:style-name="Source_20_Text">  }</text:span></text:p>
          </table:table-cell>
        </table:table-row>
      </table:table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Table_20_Contents"><text:span text:style-name="Source_20_Text">}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style:font-name-asian="Droid Sans1" style:font-name-complex="FreeSans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lley Freger</meta:initial-creator>
    <meta:creation-date>2014-02-12T17:13:39</meta:creation-date>
    <dc:date>2014-02-12T17:15:59</dc:date>
    <dc:creator>Halley Freger</dc:creator>
    <meta:editing-duration>P0D</meta:editing-duration>
    <meta:editing-cycles>1</meta:editing-cycles>
    <meta:document-statistic meta:table-count="100" meta:image-count="0" meta:object-count="0" meta:page-count="4" meta:paragraph-count="102" meta:word-count="584" meta:character-count="4563" meta:non-whitespace-character-count="3351"/>
    <meta:generator>LibreOffice/3.5$Linux_X86_64 LibreOffice_project/350m1$Build-2</meta:generator>
  </office:meta>
</office:document-meta>
</file>